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dc1" officeooo:paragraph-rsid="000f4dc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4dc1" officeooo:paragraph-rsid="000f4dc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0f10" officeooo:paragraph-rsid="00100f1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abb1" officeooo:paragraph-rsid="0011abb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f4dc1" officeooo:paragraph-rsid="000f4dc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00f10" officeooo:paragraph-rsid="00100f10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normal" officeooo:rsid="00100f10" officeooo:paragraph-rsid="00100f1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f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te-ng Playbook Test Dökümanı</text:p>
      <text:p text:style-name="P1"/>
      <text:p text:style-name="P1"/>
      <text:p text:style-name="P2">Bu dökümanda uç sistemlerin periyodik olarak yapılandırmalarını çekmesi ve gerekli durumlarda yapılandırmalarının gönderilmesi için yapılan iyileştirmeler test edilmiştir. </text:p>
      <text:p text:style-name="P2"/>
      <text:p text:style-name="P2"/>
      <text:p text:style-name="P2">1. <text:span text:style-name="T1">Yapılandırmaların Uç Sistemlerden Çekilmesi</text:span></text:p>
      <text:p text:style-name="P2"/>
      <text:p text:style-name="P2">Kurulum ve kullanım dökümanları izlenerek kurulum yapıldıktan sonra uç makinede <text:span text:style-name="T2">cron yapılandırılmasının eklendiği gözlemlenebilir. </text:span><text:s/></text:p>
      <text:p text:style-name="P2"/>
      <text:p text:style-name="P6"># cat /etc/cron.d/ahtapot-state-ng </text:p>
      <text:p text:style-name="P3">#Ansible: ansible pull script for role pardus</text:p>
      <text:p text:style-name="P3">*/2 * * * * root /usr/sbin/ahtapot_state-ng.py --pull --host pardus</text:p>
      <text:p text:style-name="P3"/>
      <text:p text:style-name="P3">burda test amaçlı 2 dakikada bir çalışması saglanmıştır. </text:p>
      <text:p text:style-name="P3"/>
      <text:p text:style-name="P3">MYS cihazında bu cihazın ait oldugu rolde bir değişiklik yapılır ve push lanır. Örneğin cihaz mhn cihazı ise roles/mhn klasoru altındaki herhangi bir değişiklik pull scriptini tetiklicektir. </text:p>
      <text:p text:style-name="P3"/>
      <text:p text:style-name="P3">Değişiklik yapıldıktan sonra en geç 2 dk içinde uç makinada değişikliğin uygulandıgı gözlemlenmelidir.</text:p>
      <text:p text:style-name="P7"/>
      <text:p text:style-name="P3">2. <text:span text:style-name="T1">Yapılandırmaların Uç Sistemlere Gönderilmesi</text:span></text:p>
      <text:p text:style-name="P3"/>
      <text:p text:style-name="P4">Kurulum ve kullanım dökümanları izlenerek kurulum yapıldıktan sonra, eklediğimiz alias ile push yapılır. </text:p>
      <text:p text:style-name="P4"/>
      <text:p text:style-name="P4"><text:span text:style-name="T1"># git xpush</text:span> </text:p>
      <text:p text:style-name="P4"/>
      <text:p text:style-name="P4">Bu işlemi alias ekleyerek yapmamızın nedeni gitin push hookunun olmamasıdır. </text:p>
      <text:p text:style-name="P4"/>
      <text:p text:style-name="P4">Burda dikkat edilmesi gereken bir diğer noksa ise bu testi yapmadan önce state-ng playbookunun çalışması gerekmektedir. Bu playbook <text:span text:style-name="T1">/usr/sbin/ahtapot_state-ng.py</text:span> scriptini local e deploy eder. </text:p>
      <text:p text:style-name="P4"/>
      <text:p text:style-name="P4">Push yaptıktan sonra değişiklik yapılan role lar için playbookların çalışması beklenir. </text:p>
      <text:p text:style-name="P4"/>
      <text:p text:style-name="P4"/>
      <text:p text:style-name="P4"/>
      <text:p text:style-name="P4"/>
      <text:p text:style-name="P4">Ref:</text:p>
      <text:p text:style-name="P4">Kurulum Dökümanı: <text:a xlink:type="simple" xlink:href="https://github.com/alptugay/Dokumanlar/blob/master/docs/kurulum-yonergeleri/standalone-kurulum.md" text:style-name="Internet_20_link" text:visited-style-name="Visited_20_Internet_20_Link">https://github.com/alptugay/Dokumanlar/blob/master/docs/kurulum-yonergeleri/state-ng-kurulum.md</text:a></text:p>
      <text:p text:style-name="P4"/>
      <text:p text:style-name="P4">Kullanım Dökümanı: <text:a xlink:type="simple" xlink:href="https://github.com/alptugay/Dokumanlar/blob/master/docs/kullanim-klavuzlari/standalone-kullanim.md" text:style-name="Internet_20_link" text:visited-style-name="Visited_20_Internet_20_Link">https://github.com/alptugay/Dokumanlar/blob/master/docs/kullanim-klavuzlari/state-ng-kullanim.md</text:a></text:p>
      <text:p text:style-name="P4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9:50:27.708483248</meta:creation-date>
    <dc:date>2018-12-28T11:29:37.836916319</dc:date>
    <meta:editing-duration>PT11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84" meta:character-count="1633" meta:non-whitespace-character-count="1459"/>
  </office:meta>
</office:document-meta>
</file>